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2pt" style:text-underline-style="solid" style:text-underline-width="auto" style:text-underline-color="font-color" fo:font-weight="bold" officeooo:rsid="00086ca9" officeooo:paragraph-rsid="00086ca9" style:font-size-asian="10.5pt" style:font-weight-asian="bold" style:font-size-complex="12pt" style:font-weight-complex="bold"/>
    </style:style>
    <style:style style:name="P2" style:family="paragraph" style:parent-style-name="Standard">
      <style:paragraph-properties fo:text-align="justify" style:justify-single-word="false"/>
      <style:text-properties officeooo:paragraph-rsid="00086ca9"/>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officeooo:rsid="000b86ec" officeooo:paragraph-rsid="000b86ec" style:font-weight-asian="bold" style:font-weight-complex="bold"/>
    </style:style>
    <style:style style:name="P5" style:family="paragraph" style:parent-style-name="Standard">
      <style:paragraph-properties fo:text-align="justify" style:justify-single-word="false"/>
      <style:text-properties officeooo:rsid="000b86ec" officeooo:paragraph-rsid="000b86ec"/>
    </style:style>
    <style:style style:name="P6" style:family="paragraph" style:parent-style-name="Standard">
      <style:paragraph-properties fo:text-align="justify" style:justify-single-word="false" fo:break-before="page"/>
      <style:text-properties officeooo:rsid="000b86ec" officeooo:paragraph-rsid="000b86ec"/>
    </style:style>
    <style:style style:name="P7" style:family="paragraph" style:parent-style-name="Standard">
      <style:paragraph-properties fo:text-align="center" style:justify-single-word="false"/>
      <style:text-properties fo:font-size="13pt" style:text-underline-style="solid" style:text-underline-width="auto" style:text-underline-color="font-color" fo:font-weight="bold" officeooo:rsid="00115084" officeooo:paragraph-rsid="00115084" style:font-size-asian="13pt" style:font-weight-asian="bold" style:font-size-complex="13pt" style:font-weight-complex="bold"/>
    </style:style>
    <style:style style:name="P8" style:family="paragraph" style:parent-style-name="Standard">
      <style:paragraph-properties fo:text-align="justify" style:justify-single-word="false"/>
      <style:text-properties officeooo:paragraph-rsid="00167995"/>
    </style:style>
    <style:style style:name="P9" style:family="paragraph" style:parent-style-name="Standard">
      <style:paragraph-properties fo:text-align="justify" style:justify-single-word="false"/>
      <style:text-properties officeooo:paragraph-rsid="001855c4"/>
    </style:style>
    <style:style style:name="P10" style:family="paragraph" style:parent-style-name="Standard">
      <style:paragraph-properties fo:text-align="justify" style:justify-single-word="false" fo:break-before="page"/>
      <style:text-properties officeooo:paragraph-rsid="001855c4"/>
    </style:style>
    <style:style style:name="P11" style:family="paragraph" style:parent-style-name="Standard">
      <style:paragraph-properties fo:text-align="center" style:justify-single-word="false"/>
      <style:text-properties style:text-underline-style="solid" style:text-underline-width="auto" style:text-underline-color="font-color" fo:font-weight="bold" officeooo:rsid="001a517f" officeooo:paragraph-rsid="001a517f" style:font-weight-asian="bold" style:font-weight-complex="bold"/>
    </style:style>
    <style:style style:name="P12" style:family="paragraph" style:parent-style-name="Standard">
      <style:paragraph-properties fo:text-align="justify" style:justify-single-word="false"/>
      <style:text-properties officeooo:paragraph-rsid="001af334"/>
    </style:style>
    <style:style style:name="P13" style:family="paragraph" style:parent-style-name="Standard" style:list-style-name="L1">
      <style:paragraph-properties fo:text-align="justify" style:justify-single-word="false"/>
      <style:text-properties officeooo:rsid="001cdf29" officeooo:paragraph-rsid="001cdf29"/>
    </style:style>
    <style:style style:name="P14" style:family="paragraph" style:parent-style-name="Standard">
      <style:paragraph-properties fo:text-align="justify" style:justify-single-word="false"/>
      <style:text-properties officeooo:rsid="001cdf29" officeooo:paragraph-rsid="001e9322"/>
    </style:style>
    <style:style style:name="P15" style:family="paragraph" style:parent-style-name="Standard">
      <style:paragraph-properties fo:text-align="justify" style:justify-single-word="false"/>
      <style:text-properties fo:font-weight="bold" officeooo:rsid="001e9322" officeooo:paragraph-rsid="001e9322" style:font-weight-asian="bold" style:font-weight-complex="bold"/>
    </style:style>
    <style:style style:name="P16" style:family="paragraph" style:parent-style-name="Standard">
      <style:paragraph-properties fo:text-align="justify" style:justify-single-word="false"/>
      <style:text-properties fo:font-weight="bold" officeooo:rsid="0020d04f" officeooo:paragraph-rsid="0020d04f" style:font-weight-asian="bold" style:font-weight-complex="bold"/>
    </style:style>
    <style:style style:name="P17" style:family="paragraph" style:parent-style-name="Standard">
      <style:paragraph-properties fo:text-align="justify" style:justify-single-word="false"/>
      <style:text-properties fo:font-weight="normal" officeooo:rsid="00224eb2" officeooo:paragraph-rsid="0020d04f" style:font-weight-asian="normal" style:font-weight-complex="normal"/>
    </style:style>
    <style:style style:name="P18" style:family="paragraph" style:parent-style-name="Standard" style:list-style-name="L2">
      <style:paragraph-properties fo:text-align="start" style:justify-single-word="false"/>
      <style:text-properties fo:font-weight="normal" officeooo:rsid="00224eb2" officeooo:paragraph-rsid="00224eb2" style:font-weight-asian="normal" style:font-weight-complex="normal"/>
    </style:style>
    <style:style style:name="P19" style:family="paragraph" style:parent-style-name="Standard" style:list-style-name="L2">
      <style:paragraph-properties fo:text-align="justify" style:justify-single-word="false"/>
      <style:text-properties fo:font-weight="normal" officeooo:rsid="00224eb2" officeooo:paragraph-rsid="00224eb2" style:font-weight-asian="normal" style:font-weight-complex="normal"/>
    </style:style>
    <style:style style:name="P20"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2415ee" officeooo:paragraph-rsid="002415ee" style:font-weight-asian="bold" style:font-weight-complex="bold"/>
    </style:style>
    <style:style style:name="T1" style:family="text">
      <style:text-properties officeooo:rsid="0006625f"/>
    </style:style>
    <style:style style:name="T2" style:family="text">
      <style:text-properties officeooo:rsid="0006728e"/>
    </style:style>
    <style:style style:name="T3" style:family="text">
      <style:text-properties officeooo:rsid="00086ca9"/>
    </style:style>
    <style:style style:name="T4" style:family="text">
      <style:text-properties officeooo:rsid="0009399a"/>
    </style:style>
    <style:style style:name="T5" style:family="text">
      <style:text-properties officeooo:rsid="000d5481"/>
    </style:style>
    <style:style style:name="T6" style:family="text">
      <style:text-properties officeooo:rsid="00113a96"/>
    </style:style>
    <style:style style:name="T7" style:family="text">
      <style:text-properties style:text-underline-style="solid" style:text-underline-width="bold" style:text-underline-color="font-color" officeooo:rsid="00113a96"/>
    </style:style>
    <style:style style:name="T8" style:family="text">
      <style:text-properties style:text-underline-style="none" officeooo:rsid="00113a96"/>
    </style:style>
    <style:style style:name="T9" style:family="text">
      <style:text-properties style:text-underline-style="none" officeooo:rsid="00115084"/>
    </style:style>
    <style:style style:name="T10" style:family="text">
      <style:text-properties officeooo:rsid="00161554"/>
    </style:style>
    <style:style style:name="T11" style:family="text">
      <style:text-properties officeooo:rsid="00167995"/>
    </style:style>
    <style:style style:name="T12" style:family="text">
      <style:text-properties officeooo:rsid="001855c4"/>
    </style:style>
    <style:style style:name="T13" style:family="text">
      <style:text-properties officeooo:rsid="001a517f"/>
    </style:style>
    <style:style style:name="T14" style:family="text">
      <style:text-properties officeooo:rsid="001af334"/>
    </style:style>
    <style:style style:name="T15" style:family="text">
      <style:text-properties officeooo:rsid="001cdf29"/>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1e9322" style:font-weight-asian="normal" style:font-weight-complex="normal"/>
    </style:style>
    <style:style style:name="T19" style:family="text">
      <style:text-properties fo:font-weight="bold" officeooo:rsid="001e9322" style:font-weight-asian="bold" style:font-weight-complex="bold"/>
    </style:style>
    <style:style style:name="T20" style:family="text">
      <style:text-properties fo:font-weight="normal" officeooo:rsid="001f4814" style:font-weight-asian="normal" style:font-weight-complex="normal"/>
    </style:style>
    <style:style style:name="T21" style:family="text">
      <style:text-properties fo:font-weight="normal" officeooo:rsid="00224eb2" style:font-weight-asian="normal" style:font-weight-complex="normal"/>
    </style:style>
    <style:style style:name="T22" style:family="text">
      <style:text-properties officeooo:rsid="00256c3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ção</text:p>
      <text:p text:style-name="P2"><text:span text:style-name="T1"><text:tab/>Uma relação social é caracterizada com a interação, conexão e influência de ambos os indivíduos. Ocorrendo de forma frequente no dia a dia das pessoas, podendo ocorrer várias formas de conexão e interação entre pessoas, como: troca de afetos, informações, valores e poder entre as pessoas. </text:span><text:span text:style-name="T2">Portanto, é concluído que uma relação social é uma interação ou vínculo de duas ou mais pessoas. Pode parecer simples, porém são mais do que simples conversas de uma pessoa com outra, tendo vários tipos de classificações para essas relações.</text:span></text:p>
      <text:p text:style-name="P3"><text:tab/><text:span text:style-name="T3">Como dito anteriormente, as relações sociais são classificadas em tipos, essas classificações são definidas e utilizadas pelos sociólogos para o entendimento do tipo de relação social e entender o nível de sociedades essa relação social é classificada. O tipo de relação primária são laços de afeto e lealdade pessoal, como: amizades, família e casamento. Já as relações secundárias, são relações que possuem o foco em objetivos e interesses. </text:span><text:span text:style-name="T4">Temos muitas relações secundárias em nosso dia a dia, seja de um vendedor e um cliente, de um aluno e professor, de funcionário e chefe e muitos outros. </text:span></text:p>
      <text:p text:style-name="P4">As Relações Sociais e o Capitalismo</text:p>
      <text:p text:style-name="P5"><text:tab/>Na sociologia, há muitas ligações entre o capitalismo e a sociologia. Segundo Karl Marx, um dos maiores sociólogos, as relações sociais se estabelecem por meio de suas vinculações ao mundo da produção de bens e serviços, Marx considerava as relações de produção as mais importantes, chamando também de infraestrutura da sociedade.<text:span text:style-name="T5"> Portanto, o ponto de vista Marxista alegava que o homem capitalista tinha o objetivo de aumentar sua riqueza, enquanto o trabalhador tinha como objetivo a própria sobrevivência tendo uma classe social e uma renda muito abaixo do capitalista. Além disso Marx também considerava que os de classe mais alta possuíam mais poder pelo domínio do sistema econômico. Concluindo que as relações de produção, de acordo com a visão marxista poderia influenciar em diversos aspectos sociais, relações familiares, políticas pedagógicas, afetivas e entre outras.</text:span></text:p>
      <text:p text:style-name="P5"><text:tab/><text:span text:style-name="T6">Max Weber um dos grandes nomes na sociologia possuía ideias contrárias à Marx, Max foi o responsável pelo desenvolvimento da </text:span><text:span text:style-name="T7">teoria da ação social</text:span><text:span text:style-name="T8">. A teoria da ação social é uma das bases para compreender a ação dos indivíduos na sociedade e como essas ações possuem e representam significados. </text:span><text:span text:style-name="T9">Weber propõe a ideia de que não é possível compreender a ação de um indivíduo sem ter ideia de como o sujeito interpreta suas própria ações.</text:span></text:p>
      <text:p text:style-name="P6"><text:span text:style-name="T9"/></text:p>
      <text:p text:style-name="P7">O Surgimento das Desigualdades</text:p>
      <text:p text:style-name="P8"><text:tab/><text:span text:style-name="T10">A desigualdade social é resumidamente um tratamento diferente pela condição de uma mesma sociedade. Esse problema social é presente em todo o mundo e pode ser causada por renda(pela diferença de classe social), falta de investimento em áreas como educação, saúde e muitas outras. </text:span><text:span text:style-name="T11">Além disso, a desigualdade pode ser influenciada por questões culturais. </text:span></text:p>
      <text:p text:style-name="P9"><text:span text:style-name="T10"><text:tab/></text:span><text:span text:style-name="T11">A desigualdade é um problema pela divisão causada em grupos sociais, considerando que na visão de parte da sociedade alguns grupos são superiores à outros. Além disso, as diferenças impostas pela sociedade influencia em direitos básicos como educação, saúde e moradia. Por exemplo, pessoas de classe ou grupos sociais mais baixos, normalmente possuem uma moradia em favelas, onde não possuem saneamento básico e muitos outros problemas, além do direito a saúde pelo Sistema Único de Saúde(SUS) que possui muitos problemas, falhas e poucos recursos. </text:span></text:p>
      <text:p text:style-name="P9"><text:span text:style-name="T10"><text:tab/></text:span><text:span text:style-name="T12">Na sociedade capitalista, o principal motivo da desigualdade social é econômica, embora possua também as outras desigualdades anteriormente mencionadas. A desigualdade social gera várias consequências como fome, falta de direitos civis, desemprego e muitas outras consequências.</text:span></text:p>
      <text:p text:style-name="P9"/>
      <text:p text:style-name="P10"/>
      <text:p text:style-name="P11">As Bases da Sociedade Capitalista</text:p>
      <text:p text:style-name="P12"><text:tab/><text:span text:style-name="T13">O capitalismo é um sistema econômico que é nomeado a partir da palavra capital, sendo assim, o principal objetivo do capitalismo é obter lucros. A origem do capitalismo tem uma forte ligação com o feudalismo, período em que a importância e a riqueza das pessoas eram medidas em feudos, assim chamando os donos de feudos de senhores feudais. A ligação do capitalismo e do feudalismo é o surgimento de uma classe </text:span><text:span text:style-name="T14">econômica</text:span><text:span text:style-name="T13">, a burguesia, que possuía um objetivo de obter riquezas. </text:span><text:span text:style-name="T14">O capitalismo surgiu na Europa Ocidental e sua principal característica é o acúmulo de capital, </text:span><text:span text:style-name="T15">além disso, o capitalismo possui várias outras características, como:</text:span></text:p>
      <text:list text:style-name="L1">
        <text:list-item>
          <text:p text:style-name="P13">Direito à propriedade privada;</text:p>
        </text:list-item>
        <text:list-item>
          <text:p text:style-name="P13">Liberdade econômica;</text:p>
        </text:list-item>
        <text:list-item>
          <text:p text:style-name="P13">Trabalho assalariado;</text:p>
        </text:list-item>
        <text:list-item>
          <text:p text:style-name="P13">Existência de diversas classes sociais.</text:p>
        </text:list-item>
      </text:list>
      <text:p text:style-name="P14">É importante ressaltar que o capitalismo teve quatro grandes fases.</text:p>
      <text:p text:style-name="P14"><text:span text:style-name="T16">Capitalismo Comercial:</text:span> foi a primeira fase, onde o período das Grandes Navegações é importante por ser introduzido um comércio à nível mundial.</text:p>
      <text:p text:style-name="P14"><text:span text:style-name="T16">Capitalismo Industrial:</text:span><text:span text:style-name="T17"> foi a segunda fase e </text:span><text:span text:style-name="T18">o marco inicial desse período foi a </text:span><text:span text:style-name="T19">Revolução Industrial</text:span><text:span text:style-name="T18">, movimento social, econômico e tecnológico que teve inicio na Inglaterra e trouxe grandes transformações para o mundo. Sendo assim o Capitalismo Industrial foi uma fase em que o capital foi aplicado em desenvolvimento de indústrias como forma de aumentar os lucros, além da mão de obra assalariada que ganhou força no Capitalismo Industrial.</text:span></text:p>
      <text:p text:style-name="P15">Capitalismo Financeiro:<text:span text:style-name="T17"> começou depois da 1° Guerra Mundial, </text:span><text:span text:style-name="T20">sendo marcado pelo desenvolvimento de um complexo setor financeiro em nível mundial, que é um setor que gerencia as finanças de uma empresa. Um exemplo de setor financeiro é o serviço dos bancos e outras instituições financeiras.</text:span></text:p>
      <text:p text:style-name="P16">Capitalismo Informacional:<text:span text:style-name="T17"> Veio do desenvolvimento da tecnologia ­e do avanço da globalização. A consolidação do chamado meio técnico-científico informacional contribuiu para a ampliação das relações comerciais. </text:span><text:span text:style-name="T21">A sociedade está atualmente vivendo no período do capitalismo informacional.</text:span></text:p>
      <text:p text:style-name="P17"><text:tab/>O sistema econômico capitalista possui muitas vantagens e muitas desvantagens, para alguns é considerado um ótimo sistema econômico, entretanto não é perfeito e possui tanto desvantagens quanto vantagens sendo elas:</text:p>
      <text:list text:style-name="L2">
        <text:list-item>
          <text:p text:style-name="P18">Vantagens:</text:p>
          <text:list>
            <text:list-item>
              <text:p text:style-name="P18">Liberdade econômica;</text:p>
            </text:list-item>
            <text:list-item>
              <text:p text:style-name="P18">Inovação tecnológica;</text:p>
            </text:list-item>
            <text:list-item>
              <text:p text:style-name="P18">Ampla concorrência entre as empresas;</text:p>
            </text:list-item>
          </text:list>
        </text:list-item>
        <text:list-item>
          <text:p text:style-name="P18">Desvantagens:</text:p>
          <text:list>
            <text:list-item>
              <text:p text:style-name="P18">Alta desigualdade social;</text:p>
            </text:list-item>
            <text:list-item>
              <text:p text:style-name="P18">Suscetível a crises econômicas e políticas;</text:p>
            </text:list-item>
            <text:list-item>
              <text:p text:style-name="P19">Impacto do meio ambiente;</text:p>
            </text:list-item>
          </text:list>
        </text:list-item>
      </text:list>
      <text:p text:style-name="P3"><text:tab/>Em síntese, o capitalismo consolidou-se como o sistema econômico predominante no mundo moderno, moldando não apenas as dinâmicas econômicas, mas também as relações sociais e políticas. Apesar de suas vantagens, como a promoção de inovação e liberdade econômica, o capitalismo também enfrenta críticas devido às desigualdades que gera e aos desafios ambientais que impõe. Compreender suas bases e fases históricas é essencial para refletir sobre seus impactos e possibilidades de transformação na sociedade contemporânea.</text:p>
      <text:p text:style-name="Standard"/>
      <text:p text:style-name="P20">A Emergência do Capitalismo</text:p>
      <text:p text:style-name="P3"><text:tab/><text:span text:style-name="T22">Durante o capitalismo, tiveram vários períodos emergenciais desde a época do feudalismo, embora o sistema econômico do feudalismo não seja exatamente o sistema capitalista, foi do feudalismo que o capitalismo descendeu. Alguns períodos como:</text:span></text:p>
      <text:p text:style-name="P3"><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5pt" style:text-underline-style="solid" style:text-underline-width="auto" style:text-underline-color="font-color" fo:font-weight="bold" officeooo:rsid="0006625f" officeooo:paragraph-rsid="0006625f" style:font-size-asian="15pt" style:font-weight-asian="bold" style:font-size-complex="1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s Relações Sociais no Capitalismo</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4T16:52:43.656516528</meta:creation-date>
    <dc:date>2024-11-19T19:48:09.277181992</dc:date>
    <meta:editing-duration>PT1H41M53S</meta:editing-duration>
    <meta:editing-cycles>10</meta:editing-cycles>
    <meta:generator>LibreOffice/24.8.3.2$Linux_X86_64 LibreOffice_project/480$Build-2</meta:generator>
    <meta:print-date>2024-11-12T15:00:02.562810952</meta:print-date>
    <meta:printed-by>Arquivos PDF</meta:printed-by>
    <meta:document-statistic meta:table-count="0" meta:image-count="0" meta:object-count="0" meta:page-count="4" meta:paragraph-count="35" meta:word-count="1065" meta:character-count="6968" meta:non-whitespace-character-count="5935"/>
  </office:meta>
</office:document-meta>
</file>